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30">00/00/0000</text:date>, <text:time style:data-style-name="N2" text:time-value="22:13:52.941391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4-30T23:41:33.261072978</dc:date>
    <meta:editing-duration>P2DT2H7M45S</meta:editing-duration>
    <meta:editing-cycles>47</meta:editing-cycles>
    <meta:generator>LibreOffice/4.2.8.2$Linux_X86_64 LibreOffice_project/420m0$Build-2</meta:generator>
    <meta:document-statistic meta:table-count="2" meta:cell-count="441" meta:object-count="0"/>
  </office:meta>
</office:document-meta>
</file>